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507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КриптоБот" table:style-name="ta1">
        <table:table-column table:style-name="co1" table:default-cell-style-name="Default"/>
        <table:table-row table:style-name="ro1">
          <table:table-cell/>
        </table:table-row>
      </table:table>
      <table:table table:name="Мой Дом" table:style-name="ta1">
        <table:table-column table:style-name="co1" table:default-cell-style-name="Default"/>
        <table:table-row table:style-name="ro1">
          <table:table-cell office:value-type="string" calcext:value-type="string">
            <text:p>Двери (родос топовые, 150-200тыс)</text:p>
          </table:table-cell>
        </table:table-row>
        <table:table-row table:style-name="ro1">
          <table:table-cell office:value-type="string" calcext:value-type="string">
            <text:p>Холодильник (в закладках, 25тыс)</text:p>
          </table:table-cell>
        </table:table-row>
        <table:table-row table:style-name="ro1">
          <table:table-cell office:value-type="string" calcext:value-type="string">
            <text:p>Сковородка</text:p>
          </table:table-cell>
        </table:table-row>
        <table:table-row table:style-name="ro1">
          <table:table-cell office:value-type="string" calcext:value-type="string">
            <text:p>Мебель (надо зарезервировать 100-200тыс)</text:p>
          </table:table-cell>
        </table:table-row>
        <table:table-row table:style-name="ro1">
          <table:table-cell office:value-type="string" calcext:value-type="string">
            <text:p>Стены поресёрчить (через ТЗ)</text:p>
          </table:table-cell>
        </table:table-row>
        <table:table-row table:style-name="ro1">
          <table:table-cell office:value-type="string" calcext:value-type="string">
            <text:p>В доме рубильник между светом от сети и светом от ИБП (надо лезть в проводку квартиры) + Екофлоу на 3000 Вт который стоит шото в районе 5к баксов.</text:p>
          </table:table-cell>
        </table:table-row>
        <table:table-row table:style-name="ro1">
          <table:table-cell office:value-type="string" calcext:value-type="string">
            <text:p>Делать в доме внутренний щиток который будет иметь ИБП. Переключатель на два контура. Режим "на разрыв через екофлоу с байпасс/аккум моуд" (всю сеть через екофлоу) и режим "напрямую без экофлоу" чтоб рубильник так щёлкать. И наверно рубильник чтоб екофлоу выключать.</text:p>
          </table:table-cell>
        </table:table-row>
      </table:table>
      <table:table table:name="Броня" table:style-name="ta1">
        <table:table-column table:style-name="co1" table:default-cell-style-name="Default"/>
        <table:table-row table:style-name="ro1">
          <table:table-cell office:value-type="string" calcext:value-type="string">
            <text:p>Пока её вообще нету.</text:p>
          </table:table-cell>
        </table:table-row>
      </table:table>
      <table:table table:name="Личный Внедорожный Транспорт" table:style-name="ta1">
        <table:table-column table:style-name="co1" table:default-cell-style-name="Default"/>
        <table:table-row table:style-name="ro1">
          <table:table-cell office:value-type="string" calcext:value-type="string">
            <text:p>One Wheel надо поресёрчить</text:p>
          </table:table-cell>
        </table:table-row>
        <table:table-row table:style-name="ro1">
          <table:table-cell office:value-type="string" calcext:value-type="string">
            <text:p>Бронированный Внедорожник</text:p>
          </table:table-cell>
        </table:table-row>
      </table:table>
      <table:table table:name="Группа" table:style-name="ta1">
        <table:table-column table:style-name="co1" table:default-cell-style-name="Default"/>
        <table:table-row table:style-name="ro1">
          <table:table-cell office:value-type="string" calcext:value-type="string">
            <text:p>Хранить деньги (которые будут лежать больше чем пол года) в противопожарных вакуумных брикетах.</text:p>
          </table:table-cell>
        </table:table-row>
        <table:table-row table:style-name="ro1">
          <table:table-cell office:value-type="string" calcext:value-type="string">
            <text:p>Мультигосударственность.</text:p>
          </table:table-cell>
        </table:table-row>
        <table:table-row table:style-name="ro1">
          <table:table-cell office:value-type="string" calcext:value-type="string">
            <text:p>мультистранность, мультигородность, мультиуличность кешфлоу (разбросаны точки профита - киоски, МАФы и т.п.)</text:p>
          </table:table-cell>
        </table:table-row>
        <table:table-row table:style-name="ro1">
          <table:table-cell office:value-type="string" calcext:value-type="string">
            <text:p>типа "поиск инкоминг кешфлоу"</text:p>
          </table:table-cell>
        </table:table-row>
        <table:table-row table:style-name="ro1">
          <table:table-cell office:value-type="string" calcext:value-type="string">
            <text:p>надо инструменты для карт (какой-то комп который работает от батареи но достаточно мощный и при чём не виндовс я думаю может мак)</text:p>
          </table:table-cell>
        </table:table-row>
      </table:table>
      <table:table table:name="Трах Баб" table:style-name="ta1">
        <table:table-column table:style-name="co1" table:default-cell-style-name="Default"/>
        <table:table-row table:style-name="ro1">
          <table:table-cell/>
        </table:table-row>
      </table:table>
      <table:table table:name="Видосики" table:style-name="ta1">
        <table:table-column table:style-name="co1" table:default-cell-style-name="Default"/>
        <table:table-row table:style-name="ro1">
          <table:table-cell office:value-type="string" calcext:value-type="string">
            <text:p>времени нету делать</text:p>
          </table:table-cell>
        </table:table-row>
        <table:table-row table:style-name="ro1">
          <table:table-cell office:value-type="string" calcext:value-type="string">
            <text:p>уставший, мешки под глазами (опять таки потому что некогда)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Ачивменты за 2022 год:</text:p>
            <text:p/>
            <text:p>Well, it's time to summarize conclusions of 1 year of my work:</text:p>
            <text:p>~ Wrote 5000+ tests.</text:p>
            <text:p>~ Tested 10% of an existing 3000-feature project.</text:p>
            <text:p>~ 4 global release-wide features.</text:p>
            <text:p>~ 60% of code was generated using VimScripts and Github Copilot (on my side).</text:p>
            <text:p>~ Performed 5 in-depth researches on speed optimization (using profilers, ruby benchmarking, parallel tests, etc).</text:p>
            <text:p>- Got really good with Parallel Development (where I plan all what needs to be done, start the processes, and combine them as we finish).</text:p>
            <text:p>- Built 2 really powerful desktop computers for development and parallel tests. </text:p>
            <text:p>- Performed hundreds of upgrade researches, and a dozen of strategic planning sessions.</text:p>
            <text:p>- Almost finished 2 side-projects.</text:p>
            <text:p/>
            <text:p>How was your year?</text:p>
            <text:p/>
            <text:p>Можно ещё дописать про копайлот пятое десятое короче целый 10минутный видос сделать.</text:p>
          </table:table-cell>
        </table:table-row>
        <table:table-row table:style-name="ro3">
          <table:table-cell office:value-type="string" calcext:value-type="string">
            <text:p>Утепление Окон.</text:p>
            <text:p>Снять видос про то как я на кухне утепляю окна плёнкой с тепловизором. Мне это кажется попыткой показать всем свои навыки. шоу-офф. никому это не интересно и я нихера не мастер но такая идея есть. </text:p>
          </table:table-cell>
        </table:table-row>
      </table:table>
      <table:table table:name="Я" table:style-name="ta1">
        <table:table-column table:style-name="co1" table:default-cell-style-name="Default"/>
        <table:table-row table:style-name="ro1">
          <table:table-cell office:value-type="string" calcext:value-type="string">
            <text:p>щас не понятно считать мой ДХ частью себя или нет.</text:p>
          </table:table-cell>
        </table:table-row>
        <table:table-row table:style-name="ro1">
          <table:table-cell office:value-type="string" calcext:value-type="string">
            <text:p>мнения тех колдунов которые двигают фигурки на моей картте мне в плюс я слышу только когда делаю карту бонусов и рисков каждого действия. Они работают как-то по принципу биржи (берут от тех кто готов отдать и дают это тем кто готов взять, утрясая цену). Но я пока не понимаю до конца как эту систему использовать. Типа будто матрица так работает а я пиксель в чьей-то бирже.</text:p>
          </table:table-cell>
        </table:table-row>
        <table:table-row table:style-name="ro1">
          <table:table-cell office:value-type="string" calcext:value-type="string">
            <text:p>депресую что я чего-то не сделал вовремя (вроде как я уже придумал свой слайдер и карту рисков и т.п. <text:s/>но всё равно ест. Так будто я весь арроганс выжег внутри и ничего кроме него не осталось.</text:p>
          </table:table-cell>
        </table:table-row>
        <table:table-row table:style-name="ro1">
          <table:table-cell office:value-type="string" calcext:value-type="string">
            <text:p>не имею траха. Кидаюсь на всех кто может дать.</text:p>
          </table:table-cell>
        </table:table-row>
      </table:table>
      <table:table table:name="Программирование" table:style-name="ta1">
        <table:table-column table:style-name="co1" table:default-cell-style-name="Default"/>
        <table:table-row table:style-name="ro1">
          <table:table-cell office:value-type="string" calcext:value-type="string">
            <text:p>Редактирую много одинаковых строчек (в вижуал студио есть такая вещь как шифт клик чтобы редактировать много точек, в виме тоже есть, но я забыл как её юзать)</text:p>
          </table:table-cell>
        </table:table-row>
        <table:table-row table:style-name="ro1">
          <table:table-cell office:value-type="string" calcext:value-type="string">
            <text:p>Сижу без света и Интернета (вроде уже заказал старлинк но пока хз)</text:p>
          </table:table-cell>
        </table:table-row>
        <table:table-row table:style-name="ro1">
          <table:table-cell office:value-type="string" calcext:value-type="string">
            <text:p>Делаю дбрс. Дело в том что мне просто надо чтоб всегда была актуальная сорс оф трус база. Но это занимает много времени.</text:p>
          </table:table-cell>
        </table:table-row>
      </table:table>
      <table:table table:name="Оружие" table:style-name="ta1">
        <table:table-column table:style-name="co1" table:default-cell-style-name="Default"/>
        <table:table-row table:style-name="ro1">
          <table:table-cell/>
        </table:table-row>
      </table:table>
      <table:table table:name="ПВО" table:style-name="ta1">
        <table:table-column table:style-name="co1" table:default-cell-style-name="Default"/>
        <table:table-row table:style-name="ro1">
          <table:table-cell/>
        </table:table-row>
      </table:table>
      <table:table table:name="Продажа Электроники" table:style-name="ta1">
        <table:table-column table:style-name="co1" table:default-cell-style-name="Default"/>
        <table:table-row table:style-name="ro1">
          <table:table-cell office:value-type="string" calcext:value-type="string">
            <text:p>Продаю вещи которые не являются в квадранте “дорого + востребовано”. Надо переключить свой магазин на батарейки 16500, затариться их ящиками и продавать на проме поштучно и не морочить голову</text:p>
          </table:table-cell>
        </table:table-row>
        <table:table-row table:style-name="ro1">
          <table:table-cell office:value-type="string" calcext:value-type="string">
            <text:p>или ножи продавать. Что-то что востребовано и дорогое.</text:p>
          </table:table-cell>
        </table:table-row>
      </table:table>
      <table:table table:name="Ремонты Электроники и т.п." table:style-name="ta1">
        <table:table-column table:style-name="co1" table:default-cell-style-name="Default"/>
        <table:table-row table:style-name="ro1">
          <table:table-cell/>
        </table:table-row>
      </table:table>
      <table:table table:name="Продажа Антиквара" table:style-name="ta1">
        <table:table-column table:style-name="co1" table:default-cell-style-name="Default"/>
        <table:table-row table:style-name="ro1">
          <table:table-cell office:value-type="string" calcext:value-type="string">
            <text:p>Мне тупо нечего продавать. Нет чего-то что прекрасное, в 1 экземпляре, что стоило бы хранить 300 лет. Всё какой-то хлам по 20грн</text:p>
          </table:table-cell>
        </table:table-row>
      </table:table>
      <table:table table:name="Осознанные Сны" table:style-name="ta1">
        <table:table-column table:style-name="co1" table:default-cell-style-name="Default"/>
        <table:table-row table:style-name="ro1">
          <table:table-cell office:value-type="string" calcext:value-type="string">
            <text:p>Actually, I have an even better solution for you. Meet two people in the LD - "the best version of you" and "the worst version of you". And ask them how they got there. I promise you will never be lazy again. It took me several years to digest the answers I got when I first did it. I'll also make a video about it.</text:p>
          </table:table-cell>
        </table:table-row>
        <table:table-row table:style-name="ro1">
          <table:table-cell office:value-type="string" calcext:value-type="string">
            <text:p>Hello. Thank you for a great question. Yes, it's possible. Just do (whatever it is you want to do) in the Lucid Dream. It will break psychological barriers and this thing will become a normal part for you. I did this with a language barrier, fears, and a couple other things. I will make a video about it (I already have one but sorry it's not in English, I will translate it for you soon when I have time). Please, Subscribe.</text:p>
          </table:table-cell>
        </table:table-row>
      </table:table>
      <table:table table:name="Sheet1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7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8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9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0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2T20:26:10.164795292</meta:creation-date>
    <meta:generator>LibreOffice/7.3.7.2$Linux_X86_64 LibreOffice_project/30$Build-2</meta:generator>
    <dc:date>2022-12-24T16:05:20.617894970</dc:date>
    <meta:editing-duration>PT6H6M31S</meta:editing-duration>
    <meta:editing-cycles>24</meta:editing-cycles>
    <meta:document-statistic meta:table-count="21" meta:cell-count="31" meta:object-count="0"/>
  </office:meta>
</office:document-meta>
</file>